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6.708cm" table:align="left"/>
    </style:style>
    <style:style style:name="Tabla1.A" style:family="table-column">
      <style:table-column-properties style:column-width="1.81cm"/>
    </style:style>
    <style:style style:name="Tabla1.B" style:family="table-column">
      <style:table-column-properties style:column-width="2.484cm"/>
    </style:style>
    <style:style style:name="Tabla1.C" style:family="table-column">
      <style:table-column-properties style:column-width="2.415cm"/>
    </style:style>
    <style:style style:name="Tabla1.A1" style:family="table-cell">
      <style:table-cell-properties fo:background-color="#355269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C1" style:family="table-cell">
      <style:table-cell-properties fo:background-color="#355269" fo:padding="0.097cm" fo:border="0.5pt solid #000000">
        <style:background-image/>
      </style:table-cell-properties>
    </style:style>
    <style:style style:name="Tabla1.A2" style:family="table-cell">
      <style:table-cell-properties fo:background-color="#355269" fo:padding="0.097cm" fo:border-left="0.5pt solid #000000" fo:border-right="none" fo:border-top="none" fo:border-bottom="0.5pt solid #000000">
        <style:background-image/>
      </style:table-cell-properties>
    </style:style>
    <style:style style:name="Tabla1.B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1.B3" style:family="table-cell">
      <style:table-cell-properties fo:padding="0.097cm" fo:border-left="0.5pt solid #000000" fo:border-right="none" fo:border-top="none" fo:border-bottom="0.5pt solid #000000"/>
    </style:style>
    <style:style style:name="Tabla1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edbc2" officeooo:paragraph-rsid="001edbc2"/>
    </style:style>
    <style:style style:name="P2" style:family="paragraph" style:parent-style-name="Standard">
      <style:text-properties officeooo:rsid="0020b6e8" officeooo:paragraph-rsid="0020b6e8"/>
    </style:style>
    <style:style style:name="P3" style:family="paragraph" style:parent-style-name="Table_20_Contents">
      <style:text-properties officeooo:rsid="001edbc2" officeooo:paragraph-rsid="001edbc2"/>
    </style:style>
    <style:style style:name="P4" style:family="paragraph" style:parent-style-name="Table_20_Contents">
      <style:text-properties fo:color="#ffffff" loext:opacity="100%" officeooo:rsid="001edbc2" officeooo:paragraph-rsid="001edbc2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style:text-position="sub 58%" fo:font-size="16pt" fo:font-style="italic" style:font-size-asian="16pt" style:font-style-asian="italic" style:font-size-complex="16pt" style:font-style-complex="italic"/>
    </style:style>
    <style:style style:name="T2" style:family="text">
      <style:text-properties style:text-position="0% 100%" fo:font-style="normal" style:font-style-asian="normal" style:font-style-complex="normal"/>
    </style:style>
    <style:style style:name="T3" style:family="text">
      <style:text-properties fo:font-size="16pt" fo:font-style="italic" style:font-size-asian="16pt" style:font-style-asian="italic" style:font-size-complex="16pt" style:font-style-complex="italic"/>
    </style:style>
    <style:style style:name="T4" style:family="text">
      <style:text-properties style:text-position="-8% 58%"/>
    </style:style>
    <style:style style:name="fr1" style:family="graphic" style:parent-style-name="Formula">
      <style:graphic-properties style:vertical-pos="from-top" draw:ole-draw-aspect="1"/>
    </style:style>
    <style:style style:name="gr1" style:family="graphic">
      <style:graphic-properties draw:fill="none" draw:textarea-vertical-align="middle" draw:auto-grow-height="false" fo:min-height="2.191cm" fo:min-width="0.3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="none" draw:textarea-vertical-align="middle" draw:auto-grow-height="false" fo:min-height="2.115cm" fo:min-width="0.429cm" style:run-through="foreground" style:wrap="run-through" style:number-wrapped-paragraphs="no-limit" style:vertical-pos="from-top" style:vertical-rel="page" style:horizontal-pos="from-left" style:horizontal-rel="paragraph"/>
    </style:style>
    <style:style style:name="gr3" style:family="graphic">
      <style:graphic-properties draw:stroke="none" draw:fill="none" draw:textarea-horizontal-align="justify" draw:textarea-vertical-align="middle" draw:auto-grow-height="false" fo:min-height="2.113cm" fo:min-width="2.87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3" draw:name="Forma 2" draw:style-name="gr2" draw:text-style-name="P5" svg:width="0.604cm" svg:height="2.114cm" svg:x="5.976cm" svg:y="10.987cm">
        <text:p/>
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<draw:equation draw:name="f0" draw:formula="$0 /2"/>
          <draw:equation draw:name="f1" draw:formula="top+$0 "/>
          <draw:equation draw:name="f2" draw:formula="bottom-$0 "/>
          <draw:equation draw:name="f3" draw:formula="top+?f0 "/>
          <draw:equation draw:name="f4" draw:formula="bottom-?f0 "/>
          <draw:handle draw:handle-position="left $0" draw:handle-range-y-minimum="0" draw:handle-range-y-maximum="10800"/>
        </draw:enhanced-geometry>
      </draw:custom-shape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2159162068000"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>M1</text:p>
          </table:table-cell>
          <table:table-cell table:style-name="Tabla1.C1" office:value-type="string">
            <text:p text:style-name="P4">M2</text:p>
          </table:table-cell>
        </table:table-row>
        <table:table-row table:style-name="TableLine2159162068000">
          <table:table-cell table:style-name="Tabla1.A2" office:value-type="string">
            <text:p text:style-name="P4">A</text:p>
          </table:table-cell>
          <table:table-cell table:style-name="Tabla1.B2" office:value-type="string">
            <text:p text:style-name="P3">1</text:p>
          </table:table-cell>
          <table:table-cell table:style-name="Tabla1.C2" office:value-type="string">
            <text:p text:style-name="P3">5</text:p>
          </table:table-cell>
        </table:table-row>
        <table:table-row table:style-name="TableLine2159162068000">
          <table:table-cell table:style-name="Tabla1.A2" office:value-type="string">
            <text:p text:style-name="P4">B</text:p>
          </table:table-cell>
          <table:table-cell table:style-name="Tabla1.B3" office:value-type="string">
            <text:p text:style-name="P3">2</text:p>
          </table:table-cell>
          <table:table-cell table:style-name="Tabla1.C3" office:value-type="string">
            <text:p text:style-name="P3">1</text:p>
          </table:table-cell>
        </table:table-row>
      </table:table>
      <text:p text:style-name="Standard"/>
      <text:p text:style-name="P1">Precio de A: 50€</text:p>
      <text:p text:style-name="P1">Precio de B: 75€</text:p>
      <text:p text:style-name="P1"/>
      <text:p text:style-name="P1">Queremos obtener el máximo de producción en un día.</text:p>
      <text:p text:style-name="P1"/>
      <text:p text:style-name="P1">Variables de decisión (uds): <text:span text:style-name="T3">x</text:span><text:span text:style-name="T1">A</text:span> y <text:span text:style-name="T3">x</text:span><text:span text:style-name="T1">B</text:span></text:p>
      <text:p text:style-name="P1"><text:span text:style-name="T2"/></text:p>
      <text:p text:style-name="P1"><text:span text:style-name="T2">Función objetivo: </text:span><text:span text:style-name="T2"><draw:frame draw:style-name="fr1" draw:name="Objeto1" text:anchor-type="as-char" svg:y="-0.386cm" svg:width="4.179cm" svg:height="0.54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"><text:span text:style-name="T2"/></text:p>
      <text:p text:style-name="P1"><text:span text:style-name="T2">Restricciones: </text:span><text:span text:style-name="T2"><draw:frame draw:style-name="fr1" draw:name="Objeto2" text:anchor-type="as-char" svg:y="-0.861cm" svg:width="2.371cm" svg:height="1.633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1"><draw:custom-shape text:anchor-type="paragraph" draw:z-index="2" draw:name="Forma 1" draw:style-name="gr3" draw:text-style-name="P5" svg:width="2.879cm" svg:height="2.114cm" svg:x="3.836cm" svg:y="0.148cm"><text:p text:style-name="P6">X<text:span text:style-name="T4">A</text:span> +2x<text:span text:style-name="T4">B</text:span> – 24</text:p><text:p text:style-name="P6">5x<text:span text:style-name="T4">A</text:span> + x<text:span text:style-name="T4">B</text:span> – 24</text:p><text:p text:style-name="P6">-x<text:span text:style-name="T4">A</text:span></text:p><text:p text:style-name="P6">-x<text:span text:style-name="T4">B</text:span></text:p><draw:enhanced-geometry svg:viewBox="0 0 21600 21600" draw:type="rectangle" draw:enhanced-path="M 0 0 L 21600 0 21600 21600 0 21600 0 0 Z N"/></draw:custom-shape><draw:custom-shape text:anchor-type="paragraph" draw:z-index="4" draw:name="Forma 3" draw:style-name="gr1" draw:text-style-name="P5" svg:width="0.53cm" svg:height="2.19cm" svg:x="6.043cm" svg:y="0.072cm"><text:p/><draw:enhanced-geometry svg:viewBox="0 0 21600 21600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text:span text:style-name="T2"/></text:p>
      <text:p text:style-name="P2"><text:span text:style-name="T2">Región factible: g(x) = 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16T19:14:52.592000000</meta:creation-date>
    <dc:date>2024-10-16T19:36:34.521000000</dc:date>
    <meta:editing-duration>PT10M41S</meta:editing-duration>
    <meta:editing-cycles>1</meta:editing-cycles>
    <meta:document-statistic meta:table-count="1" meta:image-count="0" meta:object-count="2" meta:page-count="1" meta:paragraph-count="15" meta:word-count="39" meta:character-count="186" meta:non-whitespace-character-count="159"/>
    <meta:generator>LibreOffice/7.3.5.2$Windows_X86_64 LibreOffice_project/184fe81b8c8c30d8b5082578aee2fed2ea847c01</meta:generator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sub>
                <mi>x</mi>
                <mi>A</mi>
              </msub>
              <mi>,</mi>
              <msub>
                <mi>x</mi>
                <mi>B</mi>
              </msub>
            </mrow>
          </mrow>
          <mo fence="true" form="postfix" stretchy="false">)</mo>
        </mrow>
        <mo stretchy="false">=</mo>
        <mn>50</mn>
      </mrow>
      <mrow>
        <msub>
          <mi>x</mi>
          <mi>A</mi>
        </msub>
        <mo stretchy="false">+</mo>
        <mn>75</mn>
      </mrow>
      <msub>
        <mi>x</mi>
        <mi>B</mi>
      </msub>
    </mrow>
    <annotation encoding="StarMath 5.0">f( x_A, x_{B} ) = 50x_{A} + 75x_{B}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sub>
                <mi>x</mi>
                <mi>A</mi>
              </msub>
              <mo stretchy="false">+</mo>
              <mn>2</mn>
            </mrow>
            <mrow>
              <msub>
                <mi>x</mi>
                <mi>B</mi>
              </msub>
              <mo stretchy="false">≤</mo>
              <mn>24</mn>
            </mrow>
          </mrow>
        </mtd>
      </mtr>
      <mtr>
        <mtd>
          <mrow>
            <mn>5</mn>
            <mrow>
              <mrow>
                <msub>
                  <mi>x</mi>
                  <mi>A</mi>
                </msub>
                <mo stretchy="false">+</mo>
                <msub>
                  <mi>x</mi>
                  <mi>B</mi>
                </msub>
              </mrow>
              <mo stretchy="false">≤</mo>
              <mn>24</mn>
            </mrow>
          </mrow>
        </mtd>
      </mtr>
      <mtr>
        <mtd>
          <mrow>
            <msub>
              <mi>x</mi>
              <mi>A</mi>
            </msub>
            <mi>,</mi>
            <mrow>
              <msub>
                <mi>x</mi>
                <mi>B</mi>
              </msub>
              <mo stretchy="false">≥</mo>
              <mn>0</mn>
            </mrow>
          </mrow>
        </mtd>
      </mtr>
    </mtable>
    <annotation encoding="StarMath 5.0">x_{A} + 2x_{B} &lt;= 24 newline
5x_{A} + x_{B} &lt;= 24 newline
x_{A}, x_{B} &gt;= 0</annotation>
  </semantics>
</math>
</file>